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ègles du jeu pour la dictée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Vous ne pouvez pas réécrire le texte, par exemple en modifiant les temps verbaux.</text:p>
              </text:list-item>
              <text:list-item>
                <text:p>pas de chiffres arabes sauf pour les années</text:p>
              </text:list-item>
              <text:list-item>
                <text:p>pas de signe diacritique sur les majuscules</text:p>
              </text:list-item>
              <text:list-item>
                <text:p>il ne peut pas manquer de mots mais plusieurs mots peuvent être regroupés à tort en un seul (qui &lt; qu’il)</text:p>
              </text:list-item>
              <text:list-item>
                <text:p>en fin de ligne, couper les mots après une syllabe : ca|tas|tro|phe, et non cat|ast|rophe</text:p>
              </text:list-item>
              <text:list-item>
                <text:p>attention à la forme des accents :</text:p>
                <text:p>é è ê ë, et pas ě ĕ ē ė ẽ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07:36:19.864348179</meta:creation-date>
    <meta:editing-duration>PT24M17S</meta:editing-duration>
    <meta:editing-cycles>9</meta:editing-cycles>
    <meta:generator>LibreOffice/6.0.7.3$Linux_X86_64 LibreOffice_project/00m0$Build-3</meta:generator>
    <dc:title>Vivid</dc:title>
    <dc:date>2020-10-07T14:49:44.281133098</dc:date>
    <meta:document-statistic meta:object-count="51"/>
  </office:meta>
</office:document-meta>
</file>